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48ef" officeooo:paragraph-rsid="000448ef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Heading_20_3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Monocular video foreground/background segmentation by tracking spatial-color gaussian mixture models</text:h>
      <text:p text:style-name="P2"/>
      <text:p text:style-name="P1">Foreground/background segmentation is of great interest in many applications. It can be</text:p>
      <text:p text:style-name="P1">used in Video Conferencing for replacing the background of the speaker with a better</text:p>
      <text:p text:style-name="P1">environment, hence preventing the privacy of the speaker. It is used for tracking objects,</text:p>
      <text:p text:style-name="P1">motion detection, and various other image processing tasks.</text:p>
      <text:p text:style-name="P1"/>
      <text:p text:style-name="P1">The paper presents a new approach to segment foreground/background objects in a</text:p>
      <text:p text:style-name="P1">video. Instead of a stereo camera pair, this paper’s method can be applied to videos cap-</text:p>
      <text:p text:style-name="P1">tured just by monocular videos, though videos are assumed to be captured by static or</text:p>
      <text:p text:style-name="P1">hand-held monocular cameras filming large moving non-rigid foreground objects. The</text:p>
      <text:p text:style-name="P1">method is flexible to some extent since cameras are allowed to shake to somewhat extent</text:p>
      <text:p text:style-name="P1">and background objects can move too.</text:p>
      <text:p text:style-name="P1"/>
      <text:p text:style-name="P1">To solve the segmentation problem, first foreground and background are modelled</text:p>
      <text:p text:style-name="P1">separately using Spatio-color Gaussian Mixture models(SCGMM), which are built into</text:p>
      <text:p text:style-name="P1">Random Markov field energy function. This energy function is minimized by graph cut</text:p>
      <text:p text:style-name="P1">algorithm which leads to binary segmentation of the video frames.</text:p>
      <text:p text:style-name="P1"/>
      <text:p text:style-name="P1">The major problem in this process was that if the objects are moving rapidly across</text:p>
      <text:p text:style-name="P1">the frames or there are occlusions, then SCGMM models learns from previous frames are</text:p>
      <text:p text:style-name="P1">not usable for segmenting the current frames. To solve this problem, this paper intro-</text:p>
      <text:p text:style-name="P1">duces a ’foreground/background SCGMM joint tracking algorithm’, which can propogate</text:p>
      <text:p text:style-name="P1">SCGMM models over the frames.</text:p>
      <text:p text:style-name="P1"/>
      <text:p text:style-name="P1">The drawback of the approch is that in the present of occlusions or rapid motions,</text:p>
      <text:p text:style-name="P1">segmentation of objects is poor for subsequent some frames, though it gets better with</text:p>
      <text:p text:style-name="P1">time due to the joint tracking algorith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06:47:16.853386341</meta:creation-date>
    <dc:date>2019-11-06T06:49:50.979011962</dc:date>
    <meta:editing-duration>PT2M35S</meta:editing-duration>
    <meta:editing-cycles>1</meta:editing-cycles>
    <meta:document-statistic meta:table-count="0" meta:image-count="0" meta:object-count="0" meta:page-count="1" meta:paragraph-count="23" meta:word-count="270" meta:character-count="1761" meta:non-whitespace-character-count="1514"/>
    <meta:generator>LibreOffice/5.1.6.2$Linux_X86_64 LibreOffice_project/10m0$Build-2</meta:generator>
  </office:meta>
</office:document-meta>
</file>